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Quiz - Healthcare</text:span></text:p>
      <text:list xml:id="list300335700" text:style-name="WWNum2">
        <text:list-item>
          <text:p text:style-name="P1"><text:span text:style-name="T2">State one of the benefits of using data science in healthcare.<text:line-break/><text:line-break/><text:line-break/><text:line-break/><text:line-break/></text:span></text:p>
        </text:list-item>
        <text:list-item>
          <text:p text:style-name="P1"><text:span text:style-name="T2"><text:s/>How is data science being used with medical imaging?<text:line-break/><text:line-break/><text:line-break/><text:line-break/><text:line-break/><text:line-break/></text:span></text:p>
        </text:list-item>
        <text:list-item>
          <text:p text:style-name="P1"><text:span text:style-name="T2">How is predictive analysis being used in healthcare?<text:line-break/></text:span></text:p>
        </text:list-item>
      </text:list>
      <text:p text:style-name="Subtitle"><text:bookmark text:name="_18kyqjnk3e1y"/><text:line-break/><text:line-break/></text:p>
      <text:p text:style-name="Subtitle"><text:bookmark text:name="_8qcaq2cwlvad"/><text:line-break/>Name:______________________<text:tab/><text:tab/><text:tab/><text:tab/><text:tab/>Date:____________</text:p>
      <text:p text:style-name="P3"><text:bookmark text:name="_yg4mhgtgz05u"/><text:span text:style-name="T1">Quiz - Healthcare</text:span></text:p>
      <text:list xml:id="list2760151539" text:style-name="WWNum1">
        <text:list-item>
          <text:p text:style-name="P2"><text:span text:style-name="T2">State one of the benefits of using data science in healthcare.<text:line-break/><text:line-break/><text:line-break/><text:line-break/><text:line-break/></text:span></text:p>
        </text:list-item>
        <text:list-item>
          <text:p text:style-name="P2"><text:span text:style-name="T2"><text:s/>How is data science being used with medical imaging?<text:line-break/><text:line-break/><text:line-break/><text:line-break/><text:line-break/><text:line-break/></text:span></text:p>
        </text:list-item>
        <text:list-item>
          <text:p text:style-name="P2"><text:span text:style-name="T2">How is predictive analysis being used in healthcare?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72" meta:character-count="506" meta:non-whitespace-character-count="412"/>
    <meta:generator>LibreOfficeDev/6.0.5.2$Linux_X86_64 LibreOffice_project/</meta:generator>
  </office:meta>
</office:document-meta>
</file>